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a517" officeooo:paragraph-rsid="000fa517" style:font-weight-asian="normal" style:font-weight-complex="normal"/>
    </style:style>
    <style:style style:name="P2" style:family="paragraph" style:parent-style-name="Standard">
      <style:text-properties fo:font-weight="normal" officeooo:paragraph-rsid="000fa517" style:font-weight-asian="normal" style:font-weight-complex="normal"/>
    </style:style>
    <style:style style:name="P3" style:family="paragraph" style:parent-style-name="Standard">
      <style:text-properties fo:font-weight="normal" officeooo:rsid="000fdaf3" officeooo:paragraph-rsid="000fdaf3" style:font-weight-asian="normal" style:font-weight-complex="normal"/>
    </style:style>
    <style:style style:name="P4" style:family="paragraph" style:parent-style-name="Standard">
      <style:text-properties fo:font-weight="normal" officeooo:rsid="0013c457" officeooo:paragraph-rsid="0013c457" style:font-weight-asian="normal" style:font-weight-complex="normal"/>
    </style:style>
    <style:style style:name="P5" style:family="paragraph" style:parent-style-name="Standard">
      <style:text-properties officeooo:paragraph-rsid="0012261d"/>
    </style:style>
    <style:style style:name="P6" style:family="paragraph" style:parent-style-name="Standard">
      <style:text-properties officeooo:rsid="0013c457" officeooo:paragraph-rsid="0013c457"/>
    </style:style>
    <style:style style:name="P7" style:family="paragraph" style:parent-style-name="Text_20_body">
      <style:text-properties fo:font-weight="normal" officeooo:rsid="000fdaf3" officeooo:paragraph-rsid="000fdaf3" style:font-weight-asian="normal" style:font-weight-complex="normal"/>
    </style:style>
    <style:style style:name="P8" style:family="paragraph" style:parent-style-name="Text_20_body">
      <style:paragraph-properties style:writing-mode="lr-tb"/>
    </style:style>
    <style:style style:name="P9" style:family="paragraph" style:parent-style-name="Preformatted_20_Text">
      <style:text-properties fo:font-weight="normal" officeooo:rsid="000fa517" officeooo:paragraph-rsid="000fa517" style:font-weight-asian="normal" style:font-weight-complex="normal"/>
    </style:style>
    <style:style style:name="P10" style:family="paragraph" style:parent-style-name="Preformatted_20_Text">
      <style:text-properties fo:font-weight="normal" officeooo:rsid="000fdaf3" officeooo:paragraph-rsid="000fdaf3" style:font-weight-asian="normal" style:font-weight-complex="normal"/>
    </style:style>
    <style:style style:name="P11" style:family="paragraph" style:parent-style-name="Preformatted_20_Text">
      <style:text-properties fo:font-weight="normal" officeooo:rsid="000fdaf3" officeooo:paragraph-rsid="000ff8a2" style:font-weight-asian="normal" style:font-weight-complex="normal"/>
    </style:style>
    <style:style style:name="P12" style:family="paragraph" style:parent-style-name="Preformatted_20_Text">
      <style:text-properties fo:font-weight="normal" officeooo:rsid="000ff8a2" officeooo:paragraph-rsid="000ff8a2" style:font-weight-asian="normal" style:font-weight-complex="normal"/>
    </style:style>
    <style:style style:name="P13" style:family="paragraph" style:parent-style-name="Preformatted_20_Text">
      <style:text-properties fo:font-weight="normal" officeooo:rsid="00106ca6" officeooo:paragraph-rsid="00106ca6" style:font-weight-asian="normal" style:font-weight-complex="normal"/>
    </style:style>
    <style:style style:name="P14" style:family="paragraph" style:parent-style-name="Preformatted_20_Text">
      <style:text-properties fo:language="en" fo:country="US" officeooo:rsid="0013c457" officeooo:paragraph-rsid="0013c457"/>
    </style:style>
    <style:style style:name="T1" style:family="text">
      <style:text-properties officeooo:rsid="000fa51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2261d"/>
    </style:style>
    <style:style style:name="T4" style:family="text">
      <style:text-properties fo:language="en" fo:country="US" officeooo:rsid="0013c457"/>
    </style:style>
    <style:style style:name="T5" style:family="text">
      <style:text-properties officeooo:rsid="000ff8a2"/>
    </style:style>
    <style:style style:name="T6" style:family="text">
      <style:text-properties fo:font-weight="normal" officeooo:rsid="0012261d" style:font-weight-asian="normal" style:font-weight-complex="normal"/>
    </style:style>
    <style:style style:name="T7" style:family="text">
      <style:text-properties officeooo:rsid="001614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 about quantum mechanics futur,</text:p>
      <text:p text:style-name="P1">We cannot fail to be impressed about quantum mechanics promises.</text:p>
      <text:p text:style-name="P2"><text:span text:style-name="T1">Molecular chemistry, big data, machine learning, cryptocraphy an</text:span>d much else besides.</text:p>
      <text:p text:style-name="P1">But what im going to focus on today is …..</text:p>
      <text:p text:style-name="P1"/>
      <text:p text:style-name="P1"/>
      <text:p text:style-name="P1"/>
      <text:p text:style-name="P1"/>
      <text:p text:style-name="P1">1)<text:span text:style-name="T5">Cryptography</text:span></text:p>
      <text:p text:style-name="P11"><text:span text:style-name="T2">cybersecurity: alarm state</text:span></text:p>
      <text:p text:style-name="P12"><text:span text:style-name="T2">a mathématiciens has proven that quantic computer are way too efficient to factor large numbers than conventional computers.</text:span></text:p>
      <text:p text:style-name="P12"><text:span text:style-name="T2">In a nutshell, his algorithm uses quantum superposition to test all prime numbers in a single calculation cycle whereas a conventional one test one prime number after the other.</text:span></text:p>
      <text:p text:style-name="P13"><text:span text:style-name="T2">We are about a difference off hundreds years of </text:span><text:span text:style-name="T3">computation</text:span><text:span text:style-name="T2"> .</text:span></text:p>
      <text:p text:style-name="P11"><text:span text:style-name="T2"/></text:p>
      <text:p text:style-name="P9"><text:bookmark text:name="tw-target-text1"/><text:span text:style-name="T2">Research is urgently needed now to develop algorithms capable of thwarting cybercrime.</text:span></text:p>
      <text:p text:style-name="P3"/>
      <text:p text:style-name="P3"/>
      <text:p text:style-name="P5"><text:span text:style-name="T6">Main concern : </text:span><text:bookmark text:name="tw-target-text3"/><text:span text:style-name="T2">computing power </text:span><text:span text:style-name="T3">from quantum computer could be use to </text:span><text:bookmark text:name="tw-target-text4"/><text:span text:style-name="T3"><text:s/>quickly break public </text:span><text:span text:style-name="T4">and private</text:span><text:span text:style-name="T3"> key cryptography.</text:span></text:p>
      <text:p text:style-name="P6"><text:span text:style-name="T2">These keys are a succession of characters wich enable our files/information/ email to be seen only by the wanted person, and be unavailable to any person who doesnt have the key to read it.</text:span></text:p>
      <text:p text:style-name="P14"><text:bookmark text:name="tw-target-text5"/>Can appropriate our Digital signature and steal all our </text:p>
      <text:p text:style-name="P6"><text:span text:style-name="T2"/></text:p>
      <text:p text:style-name="P6"><text:span text:style-name="T2"/></text:p>
      <text:p text:style-name="P6"><text:span text:style-name="T2">Big concern ==&gt; cryptocraphy in that way is a standard of the web , everything would be available to be hacker for someone who own a quantum computer and know to do it, besides it(ll take time to change all standards of the web because weve been using them since the beginning .</text:span></text:p>
      <text:p text:style-name="P5"><text:span text:style-name="T3"/></text:p>
      <text:p text:style-name="P4"/>
      <text:p text:style-name="P7"><text:span text:style-name="Strong_20_Emphasis"><text:span text:style-name="T2"/></text:span></text:p>
      <text:p text:style-name="P10"><text:span text:style-name="T2"/></text:p>
      <text:p text:style-name="P9"><text:span text:style-name="T2"/></text:p>
      <text:p text:style-name="P9"><text:bookmark text:name="tw-target-text"/><text:span text:style-name="T2">encryption key, differents type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7:12:38.908586974</meta:creation-date>
    <meta:generator>LibreOffice/6.0.7.3$Linux_X86_64 LibreOffice_project/00m0$Build-3</meta:generator>
    <dc:date>2019-12-18T23:46:53.638603405</dc:date>
    <meta:editing-duration>PT1H20M18S</meta:editing-duration>
    <meta:editing-cycles>5</meta:editing-cycles>
    <meta:document-statistic meta:table-count="0" meta:image-count="0" meta:object-count="0" meta:page-count="1" meta:paragraph-count="15" meta:word-count="229" meta:character-count="1387" meta:non-whitespace-character-count="1170"/>
  </office:meta>
</office:document-meta>
</file>